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183H48M47.391050999S" calcext:value-type="time">
            <text:p>1183:48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/>
          <table:table-cell table:formula="of:=IF([.C225]-[.B225] &gt; 0; [.C225]-[.B2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5]-[.F225] &gt; 0; [.G225]-[.F225]; 0)" office:value-type="time" office:time-value="PT00H00M00S" calcext:value-type="time">
            <text:p>00:00</text:p>
          </table:table-cell>
          <table:table-cell table:formula="of:=[.D225]+[.H225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athfinding object-based start/end cleanup, gate triangle visibility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26]-[.B226] &gt; 0; [.C226]-[.B2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6]-[.F226] &gt; 0; [.G226]-[.F226]; 0)" office:value-type="time" office:time-value="PT00H00M00S" calcext:value-type="time">
            <text:p>00:00</text:p>
          </table:table-cell>
          <table:table-cell table:formula="of:=[.D226]+[.H2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27]-[.B227] &gt; 0; [.C227]-[.B22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27]-[.F227] &gt; 0; [.G227]-[.F227]; 0)" office:value-type="time" office:time-value="PT00H00M00S" calcext:value-type="time">
            <text:p>00:00</text:p>
          </table:table-cell>
          <table:table-cell table:style-name="ce18" table:formula="of:=[.D227]+[.H22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15H58M52.199S" calcext:value-type="time">
            <text:p>15:5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0]-[.B230] &gt; 0; [.C230]-[.B2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0]-[.F230] &gt; 0; [.G230]-[.F230]; 0)" office:value-type="time" office:time-value="PT00H00M00S" calcext:value-type="time">
            <text:p>00:00</text:p>
          </table:table-cell>
          <table:table-cell table:formula="of:=[.D230]+[.H2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1]-[.B231] &gt; 0; [.C231]-[.B2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1]-[.F231] &gt; 0; [.G231]-[.F231]; 0)" office:value-type="time" office:time-value="PT00H00M00S" calcext:value-type="time">
            <text:p>00:00</text:p>
          </table:table-cell>
          <table:table-cell table:formula="of:=[.D231]+[.H2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2]-[.B232] &gt; 0; [.C232]-[.B2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2]-[.F232] &gt; 0; [.G232]-[.F232]; 0)" office:value-type="time" office:time-value="PT00H00M00S" calcext:value-type="time">
            <text:p>00:00</text:p>
          </table:table-cell>
          <table:table-cell table:formula="of:=[.D232]+[.H2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3]-[.B233] &gt; 0; [.C233]-[.B23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3]-[.F233] &gt; 0; [.G233]-[.F233]; 0)" office:value-type="time" office:time-value="PT00H00M00S" calcext:value-type="time">
            <text:p>00:00</text:p>
          </table:table-cell>
          <table:table-cell table:style-name="ce18" table:formula="of:=[.D233]+[.H23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35]-[.B235] &gt; 0; [.C235]-[.B2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5]-[.F235] &gt; 0; [.G235]-[.F235]; 0)" office:value-type="time" office:time-value="PT00H00M00S" calcext:value-type="time">
            <text:p>00:00</text:p>
          </table:table-cell>
          <table:table-cell table:formula="of:=[.D235]+[.H2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4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07:35:07.3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31T10:38:40.179000000</dc:date>
    <meta:editing-duration>P52DT9H57M12S</meta:editing-duration>
    <meta:editing-cycles>1377</meta:editing-cycles>
    <meta:generator>LibreOffice/7.2.6.2$Windows_X86_64 LibreOffice_project/b0ec3a565991f7569a5a7f5d24fed7f52653d754</meta:generator>
    <meta:document-statistic meta:table-count="2" meta:cell-count="1704" meta:object-count="0"/>
  </office:meta>
</office:document-meta>
</file>